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938e" officeooo:paragraph-rsid="000f938e"/>
    </style:style>
    <style:style style:name="P2" style:family="paragraph" style:parent-style-name="Standard">
      <style:text-properties officeooo:rsid="000fbf01" officeooo:paragraph-rsid="000fbf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Teilprojekt entwickelt.</text:p>
      <text:p text:style-name="P2">4.1 Hauptaufgaben auflisten</text:p>
      <text:p text:style-name="P2"><text:s text:c="4"/>1)<text:tab/>Analyse</text:p>
      <text:p text:style-name="P2"><text:s text:c="4"/>2)<text:tab/>Entwurf</text:p>
      <text:p text:style-name="P2"><text:s text:c="4"/>3)<text:tab/>Realisierung</text:p>
      <text:p text:style-name="P2"><text:s text:c="4"/>4)<text:tab/>Test, Abnahme und Einführung</text:p>
      <text:p text:style-name="P2"><text:s text:c="4"/>5)<text:tab/>Dokumentation</text:p>
      <text:p text:style-name="P2">4.2 Teilaufgaben (mit Zeitrahmen) auflisten</text:p>
      <text:p text:style-name="P2"/>
      <text:p text:style-name="P2"><text:s text:c="4"/>zu 1)<text:tab/></text:p>
      <text:p text:style-name="P2">- <text:s text:c="2"/>grafisches Mock-Up analysieren (1h)</text:p>
      <text:p text:style-name="P2">- <text:s text:c="2"/>notwendige Kommunikation zwischen Client und Server ermitteln (2h)</text:p>
      <text:p text:style-name="P2">- <text:s text:c="2"/>Ermittlung von Use-Cases (2h)</text:p>
      <text:p text:style-name="P2">- <text:s text:c="2"/>Beteiligte Entitäten ermitteln (2h)</text:p>
      <text:p text:style-name="P2">- <text:s text:c="2"/>Beziehung der Entitäten ermitteln (2h)</text:p>
      <text:p text:style-name="P2">- <text:s text:c="2"/>Programmablauf ermitteln (2h)</text:p>
      <text:p text:style-name="P2"><text:tab/></text:p>
      <text:p text:style-name="P2"><text:s text:c="4"/>zu 2)</text:p>
      <text:p text:style-name="P2">- <text:s text:c="2"/>Domänenmodell erstellen (2h)</text:p>
      <text:p text:style-name="P2">- <text:s text:c="2"/>Definition der Endpoints des Webservices (4h)</text:p>
      <text:p text:style-name="P2"/>
      <text:p text:style-name="P2"><text:s text:c="4"/>zu 3)</text:p>
      <text:p text:style-name="P2">- <text:s text:c="2"/>Implementierung / Realisierung (35h)</text:p>
      <text:p text:style-name="P2"/>
      <text:p text:style-name="P2"><text:s text:c="4"/>zu 4)</text:p>
      <text:p text:style-name="P2">- <text:s text:c="2"/>Tests durchführen, Debugging (2h)</text:p>
      <text:p text:style-name="P2"/>
      <text:p text:style-name="P2"><text:s text:c="4"/>zu 5)</text:p>
      <text:p text:style-name="P2"><text:soft-page-break/>- <text:s text:c="2"/>Erstellen der Dokumentation (16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3:35:06.608000000</dc:date>
    <meta:editing-duration>PT1M37S</meta:editing-duration>
    <meta:editing-cycles>2</meta:editing-cycles>
    <meta:generator>LibreOffice/5.0.5.2$Windows_X86_64 LibreOffice_project/55b006a02d247b5f7215fc6ea0fde844b30035b3</meta:generator>
    <meta:document-statistic meta:table-count="0" meta:image-count="0" meta:object-count="0" meta:page-count="2" meta:paragraph-count="32" meta:word-count="343" meta:character-count="2687" meta:non-whitespace-character-count="2294"/>
  </office:meta>
</office:document-meta>
</file>